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ory of the Grätzel cell</text:p>
      <text:p text:style-name="Standard"/>
      <text:p text:style-name="Standard"/>
      <text:p text:style-name="Standard">The Grätzel cell </text:p>
      <text:p text:style-name="Standard"/>
      <text:list xml:id="list2181115300" text:style-name="L1">
        <text:list-header>
          <text:p text:style-name="P1"/>
        </text:list-header>
        <text:list-item>
          <text:p text:style-name="P1">Allgemeine Funktionsweise</text:p>
        </text:list-item>
        <text:list-item>
          <text:p text:style-name="P1">“Bändermodell”</text:p>
        </text:list-item>
        <text:list-item>
          <text:p text:style-name="P1">Halbleiter</text:p>
        </text:list-item>
        <text:list-item>
          <text:p text:style-name="P1">Chemie</text:p>
        </text:list-item>
      </text:list>
      <text:p text:style-name="Standard"/>
      <text:p text:style-name="Standard"/>
      <text:p text:style-name="Standard">Allgemeine Funktionsweis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8T14:19:22</meta:creation-date>
    <dc:date>2009-10-28T15:29:11</dc:date>
    <meta:editing-duration>PT00H54M38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7" meta:word-count="20" meta:character-count="127"/>
    <meta:user-defined meta:name="Info 1"/>
    <meta:user-defined meta:name="Info 2"/>
    <meta:user-defined meta:name="Info 3"/>
    <meta:user-defined meta:name="Info 4"/>
  </office:meta>
</office:document-meta>
</file>